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Jan. 2, 2007</text:p>Jan. 2,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 text:style-name="rststyle-bulletlist">
            <text:list-item>
              <text:p text:style-name="rststyle-bulletitem"><text:a xlink:type="simple" xlink:href="#where-to-get-it">Where to get it</text:a></text:p>
            </text:list-item>
            <text:list-item>
              <text:p text:style-name="rststyle-bulletitem"><text:a xlink:type="simple" xlink:href="#requirements">Requirements</text:a></text:p>
            </text:list-item>
            <text:list-item>
              <text:p text:style-name="rststyle-bulletitem"><text:a xlink:type="simple" xlink:href="#installation">Installation</text:a></text:p>
            </text:list-item>
          </text:list>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 text:style-name="rststyle-bulletlist">
                <text:list-item>
                  <text:p text:style-name="rststyle-bulletitem"><text:a xlink:type="simple" xlink:href="#controlling-syntax-highlighting-within-a-document">Controlling syntax highlighting within a document</text:a></text:p>
                </text:list-item>
              </text:list>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3"><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4"><text:h text:outline-level="1" text:style-name="rststyle-heading1">5   Hints and Suggestions</text:h>5   <text:section text:style-name="Sect2" text:name="Section15"><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6"><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yntaxhighlight::</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7"><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and language/lexer set by this
directive remain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1-02T15:40:15</meta:creation-date>
    <dc:creator>dkuhlman</dc:creator>
    <dc:date>2007-01-02T15:40:15</dc:date>
    <dc:language>en-US</dc:language>
    <meta:editing-cycles>1</meta:editing-cycles>
    <meta:editing-duration>PT00M01S</meta:editing-duration>
    <dc:title>Odtwriter for Docutils</dc:title>
  </office:meta>
</office:document-meta>
</file>